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1"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style:style>
    <style:style style:name="P2" style:family="paragraph" style:parent-style-name="Standard" style:master-page-name="">
      <style:paragraph-properties fo:margin-left="0in" fo:margin-right="0in" fo:text-indent="0in" style:auto-text-indent="false" style:page-number="auto"/>
      <style:text-properties style:font-name="Calibri"/>
    </style:style>
    <style:style style:name="T1" style:family="text">
      <style:text-properties style:font-name="Calibri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PTER 8 Momentum</text:p>
      <text:p text:style-name="P1">P = mv = ft <text:s text:c="8"/>J = ft = p_2 – p_1</text:p>
      <text:p text:style-name="P2">E = 1/2mv^2 = p^2/2m</text:p>
      <text:p text:style-name="P1">Consv of p for all isolated system (0 external force)</text:p>
      <text:p text:style-name="P1">*Rifle recoil – p+p = 0, k+k != 0</text:p>
      <text:p text:style-name="P1">Inelastic: k2 &lt; k1; inverse is explosion, k increase..</text:p>
      <text:p text:style-name="P1">*bullet embed </text:p>
      <text:p text:style-name="P1">Elastic: v2-v1 = v1- v2</text:p>
      <text:p text:style-name="P1">*gravitational slingshot</text:p>
      <text:p text:style-name="P1">CoM: r_cm = mass weighted average position</text:p>
      <text:p text:style-name="P1">No net force, v. of CoM unchanged</text:p>
      <text:p text:style-name="P1">Rocket: speed relv to obs and rocket different!</text:p>
      <text:p text:style-name="P1"/>
      <text:p text:style-name="P1">CHAPTER 9 Rotation</text:p>
      <text:p text:style-name="P1">Always rigid body.</text:p>
      <text:p text:style-name="P1"><text:span text:style-name="T1">Ө = s/r <text:s text:c="3"/>w=v/r <text:s text:c="3"/>α=a_tan/r</text:span></text:p>
      <text:p text:style-name="P1"><text:span text:style-name="T1">RHR</text:span></text:p>
      <text:p text:style-name="P1"><text:span text:style-name="T1">w^2 = w^2+2αӨ</text:span></text:p>
      <text:p text:style-name="P1"><text:span text:style-name="T1">a_rad = v^2/r = w^2r</text:span></text:p>
      <text:p text:style-name="P1"><text:span text:style-name="T1">Moment of Inertia I = mr^2 + mr^2 +...</text:span></text:p>
      <text:p text:style-name="P1"><text:span text:style-name="T1">K=1/2Iw^2</text:span></text:p>
      <text:p text:style-name="P1"><text:span text:style-name="T1"/></text:p>
      <text:p text:style-name="P1"><text:span text:style-name="T1">I = MR^2 Point</text:span></text:p>
      <text:p text:style-name="P1"><text:span text:style-name="T1">I = MR^2 Cylindrical Hoop (0 width sides)</text:span></text:p>
      <text:p text:style-name="P1"><text:span text:style-name="T1">I=1/2M(r_1^2+r_1^2) Hollow Cylinder </text:span></text:p>
      <text:p text:style-name="P1"><text:span text:style-name="T1">I=1/2mR^2 Solid Cylinder</text:span></text:p>
      <text:p text:style-name="P1"><text:span text:style-name="T1">I=1/12M(a^2+b^2) Rect plate, a/b = length/width,</text:span></text:p>
      <text:p text:style-name="P1"><text:span text:style-name="T1">axis <text:s/>middle of l/w</text:span></text:p>
      <text:p text:style-name="P1"><text:span text:style-name="T1">I=1/12ML^2 Thin rod through center long side</text:span></text:p>
      <text:p text:style-name="P1"><text:span text:style-name="T1">I=1/3ML^2 Thin rod through end (still lying down)</text:span></text:p>
      <text:p text:style-name="P1"><text:span text:style-name="T1">I=2/5mR^2 Sphere</text:span></text:p>
      <text:p text:style-name="P1"><text:span text:style-name="T1">I=2/3MR^2 Hollow sphere</text:span></text:p>
      <text:p text:style-name="P1"><text:span text:style-name="T1"/></text:p>
      <text:p text:style-name="P1"><text:span text:style-name="T1">I = I_cm + Md^2 Parallel axis thm (wrt. CoM axis)</text:span></text:p>
      <text:p text:style-name="P1"><text:span text:style-name="T1">MOVE ALL PART WRT PIVOT POINT. Can take 2 steps if easier </text:span></text:p>
      <text:p text:style-name="P1"><text:span text:style-name="T1">*Cable unwinding (consv. Of E=K+U when no collision)</text:span></text:p>
      <text:p text:style-name="P1"><text:span text:style-name="T1"><text:s/></text:span></text:p>
      <text:p text:style-name="P1"><text:span text:style-name="T1">CHAPTER 10 Rorational Dynamics</text:span></text:p>
      <text:p text:style-name="P1"><text:span text:style-name="T1">τ = rF = Iα </text:span></text:p>
      <text:p text:style-name="P1"><text:span text:style-name="T1">*Revolv. Door – greater torque LONGER level arm</text:span></text:p>
      <text:p text:style-name="P1"><text:span text:style-name="T1">τ = Iα</text:span></text:p>
      <text:p text:style-name="P1"><text:span text:style-name="T1">Slipping – when rӨ != s (a!=ar, v!=wr), friction force against ball reduces v and increase w OR towards ball increase a</text:span></text:p>
      <text:p text:style-name="P1"><text:span text:style-name="T1">*pool ball: τ=Fd, f=ma, τ=Iα, a=Rα, I=2/5R^2 <text:s/>=&gt; <text:s/>F/M=RFd/I, d = 2/5R</text:span></text:p>
      <text:p text:style-name="P1"><text:span text:style-name="T1">*roll down w/o slipping – ONLY τ – F=Ma, <text:s/>a=Rα, τ = FR = Iα = 2/5MR^2α <text:s/>=&gt; <text:s/>f=2/5Ma = Ma-MgsinӨ</text:span></text:p>
      <text:p text:style-name="P1"><text:span text:style-name="T1">a = 5/7gsinӨ</text:span></text:p>
      <text:p text:style-name="P1"><text:span text:style-name="T1"><text:s/>*Yoyo – consv of E, K_1 = 0, U_1 = MGH, </text:span></text:p>
      <text:p text:style-name="P1"><text:span text:style-name="T1">K_2 = 1/2mv^2 + 1/2Iw^2 = 3/4mv^2, U_2 = 0</text:span></text:p>
      <text:p text:style-name="P1"><text:span text:style-name="T1"/></text:p>
      <text:p text:style-name="P1"><text:span text:style-name="T1">CHAPTER 12 Equilibrium</text:span></text:p>
      <text:p text:style-name="P1"><text:span text:style-name="T1">Work = <text:s/>τӨ</text:span></text:p>
      <text:p text:style-name="P1"><text:span text:style-name="T1">Power = τw</text:span></text:p>
      <text:p text:style-name="P1"><text:span text:style-name="T1">Angular Momentum L = Iw = τT= mvr</text:span></text:p>
      <text:p text:style-name="P1"><text:span text:style-name="T1">Consv of L – when no outside torque</text:span></text:p>
      <text:p text:style-name="P1"><text:span text:style-name="T1">Vector L: girl sit on wheel. Rotate wheel sideways CCW from top, Wheel L goes upwards, at rest; CW from top, Wheel L goes downwards, chair spins CCW L upwards; total L in each case same.</text:span></text:p>
      <text:p text:style-name="P1"><text:span text:style-name="T1">Engine flywheel/Clutch: Iw+Iw = (I+I)w</text:span></text:p>
      <text:p text:style-name="P1"><text:span text:style-name="T1"/></text:p>
      <text:p text:style-name="P1"><text:span text:style-name="T1">Stable equilibrium: obj return to intial position (CG below point of support, hanging ball)</text:span></text:p>
      <text:p text:style-name="P1"><text:span text:style-name="T1">Unstable equilibrium: obj moves further away from support (CG above point of support and outside the base of support, pencil)</text:span></text:p>
      <text:p text:style-name="P1"><text:span text:style-name="T1">Neutral Equilibrium: unchanged (ball on table)</text:span></text:p>
      <text:p text:style-name="P1"><text:span text:style-name="T1"/></text:p>
      <text:p text:style-name="P1"><text:span text:style-name="T1">CHAPTER 13 Gravity</text:span></text:p>
      <text:p text:style-name="P1"><text:span text:style-name="T1">F=GMm/r^2</text:span></text:p>
      <text:p text:style-name="P1"><text:span text:style-name="T1">U=-GMm/r</text:span></text:p>
      <text:p text:style-name="P1"><text:span text:style-name="T1">POTENTIAL ENERGY DUE TO GRAVITY IS NEGATIVE!!!!!</text:span></text:p>
      <text:p text:style-name="P1"><text:span text:style-name="T1">INCLUDE EARTH RADIUS IN RADIUS!!!!!!</text:span></text:p>
      <text:p text:style-name="P1"><text:span text:style-name="T1"/></text:p>
      <text:p text:style-name="P1"><text:span text:style-name="T1">Apparent weight: w = w_0 – m a_rad, lower near equator. a=v^2/r, beware of the angle components</text:span></text:p>
      <text:p text:style-name="P1"><text:span text:style-name="T1">*Satellite: (Orbital speed:) v=sqrt(GM/r) , E=-GMm/2r</text:span></text:p>
      <text:p text:style-name="P1"><text:span text:style-name="T1"/></text:p>
      <text:p text:style-name="P1"><text:span text:style-name="T1">T=2pi A^(3/2) / sqrt(GM), A is length of semimajor axis</text:span></text:p>
      <text:p text:style-name="P1"><text:span text:style-name="T1">*Escape velocity when E=K+U=0 (r = r_E), </text:span></text:p>
      <text:p text:style-name="P1"><text:span text:style-name="T1">v_esc=sqrt(2GM/R). Assume 0 speed at infinite r. E&lt;0, fall back, else have speed.</text:span></text:p>
      <text:p text:style-name="P1"><text:span text:style-name="T1"/></text:p>
      <text:p text:style-name="P1"><text:span text:style-name="T1">R_schwarzschild = 2GM/C^2</text:span></text:p>
      <text:p text:style-name="P1"><text:span text:style-name="T1">Aphelion (closer sun major axis point), Perohelion.</text:span></text:p>
      <text:p text:style-name="P1"><text:span text:style-name="T1">Smae area over same time, <text:s text:c="4"/>T^2/R^3 = 4 pi r^2/GM</text:span></text:p>
      <text:p text:style-name="P1"><text:span text:style-name="T1">E&lt;0, K &lt; U at all r, elliptic orbit</text:span></text:p>
      <text:p text:style-name="P1"><text:span text:style-name="T1">E&gt;0, K&gt;U at all r, hyperbolic</text:span></text:p>
      <text:p text:style-name="P1"><text:span text:style-name="T1">E=0, parabolic</text:span></text:p>
      <text:p text:style-name="P1"><text:span text:style-name="T1"/></text:p>
      <text:p text:style-name="P1"><text:span text:style-name="T1">CHAPTER 12 Periodic Motion</text:span></text:p>
      <text:p text:style-name="P1"><text:span text:style-name="T1">w = 2pi f(requency)</text:span></text:p>
      <text:p text:style-name="P1"><text:span text:style-name="T1">Phase φ – angle in cycle at t=0</text:span></text:p>
      <text:p text:style-name="P1"><text:span text:style-name="T1">a = -w^2x</text:span></text:p>
      <text:p text:style-name="P1"><text:span text:style-name="T1">φ = arctan(-v_x/wx)</text:span></text:p>
      <text:p text:style-name="P1"><text:span text:style-name="T1">A(mplitude) = sqrt(x^2+v_x^2/w^2)</text:span></text:p>
      <text:p text:style-name="P1"><text:span text:style-name="T1"/></text:p>
      <text:p text:style-name="P1"><text:span text:style-name="T1">Simple spring oscillator: w = sqrt(k/m), T=2pi sqrt(m/k)</text:span></text:p>
      <text:p text:style-name="P1"><text:span text:style-name="T1">E = ½ kA^2</text:span></text:p>
      <text:p text:style-name="P1"><text:soft-page-break/><text:span text:style-name="T1">v_max = Asqrt(k/m) == &gt; A = V_max sqrt(m/k)</text:span></text:p>
      <text:p text:style-name="P1"><text:span text:style-name="T1"/></text:p>
      <text:p text:style-name="P1"><text:span text:style-name="T1">Ideal Pendulum: w=sqrt(g/L), T = 2pi sqrt(L/g)</text:span></text:p>
      <text:p text:style-name="P1"><text:span text:style-name="T1"/></text:p>
      <text:p text:style-name="P1"><text:span text:style-name="T1">Torsion Spring: w=sqrt(κ/I), κ is torsion constant</text:span></text:p>
      <text:p text:style-name="P1"><text:span text:style-name="T1"><text:s/>θ =Θcos(ωt+ φ), Θ = max angular amplitude</text:span></text:p>
      <text:p text:style-name="P1"><text:span text:style-name="T1"/></text:p>
      <text:p text:style-name="P1"><text:span text:style-name="T1">Real Pendulum w = sqrt(mgd/I), T = 2pi sqrt(I/mgd), d is to CoG.</text:span></text:p>
      <text:p text:style-name="P1"><text:span text:style-name="T1">NOTE: I = cmR^2, so w, T NOT DEPENDENT ON m</text:span></text:p>
      <text:p text:style-name="P1"><text:span text:style-name="T1"/></text:p>
      <text:p text:style-name="P1"><text:span text:style-name="T1">Pivoted rod pendulum (I=1/3ML^2) <text:s text:c="2"/>T = 2pi sqrt(2L/3g)</text:span></text:p>
      <text:p text:style-name="P1"><text:span text:style-name="T1"/></text:p>
      <text:p text:style-name="P1"><text:span text:style-name="T1">Damped Oscillation</text:span></text:p>
      <text:p text:style-name="P1"><text:span text:style-name="T1">f_x (riction) = -bv_x, b is friction constant.</text:span></text:p>
      <text:p text:style-name="P1"><text:span text:style-name="T1"/></text:p>
      <text:p text:style-name="P1"><text:span text:style-name="T1">x=Ae^(-bt/2m)cos(w't + <text:s/>φ)</text:span></text:p>
      <text:p text:style-name="P1"><text:span text:style-name="T1">w '= sqrt(k/m – b^2/4m^2) &lt; w</text:span></text:p>
      <text:p text:style-name="P1"><text:span text:style-name="T1"/></text:p>
      <text:p text:style-name="P1"><text:span text:style-name="T1">Critical damping: k/m = b^2/4m^2, does not oscillate.</text:span></text:p>
      <text:p text:style-name="P1"><text:span text:style-name="T1">Under damping, b &lt; 2sqrt(km), decreases amplitude over time<text:tab/></text:span></text:p>
      <text:p text:style-name="P1"><text:span text:style-name="T1"/></text:p>
      <text:p text:style-name="P1"><text:span text:style-name="T1">Total Energy Dissipation: dE/dt = -bv_x^2</text:span></text:p>
      <text:p text:style-name="P1"><text:span text:style-name="T1"/></text:p>
      <text:p text:style-name="P1"><text:span text:style-name="T1">Driven/Forced oscillation: external force.</text:span></text:p>
      <text:p text:style-name="P1"><text:span text:style-name="T1"/></text:p>
      <text:p text:style-name="P1"><text:span text:style-name="T1">Amplitude large if external force w close to natural w_0 =&gt; resonance</text:span></text:p>
      <text:p text:style-name="P1"><text:span text:style-name="T1"/></text:p>
      <text:p text:style-name="P1"><text:span text:style-name="T1">x=A_0 sin(ωt+ φ_0), </text:span></text:p>
      <text:p text:style-name="P1"><text:span text:style-name="T1">A_0 = F_0/(m sqrt((w^2-w_0^2)^2 + b^2w^2/m^2))) </text:span></text:p>
      <text:p text:style-name="P1"><text:span text:style-name="T1"/></text:p>
      <text:p text:style-name="P1"><text:span text:style-name="T1"/></text:p>
      <text:p text:style-name="P1"><text:span text:style-name="T1"/></text:p>
      <text:p text:style-name="P1"><text:span text:style-name="T1">Q5-7: The masses move due to the forces, so in each of the fbd corresponding force ma need to be added in to compute.</text:span></text:p>
      <text:p text:style-name="P1"><text:span text:style-name="T1"/></text:p>
      <text:p text:style-name="P1"><text:span text:style-name="T1">Q7-3: a force does work when an object moves a distance wrt the force e.g. if a ball moves upward, gravity does work = 9.8*-distance, neagtive work but still work</text:span></text:p>
      <text:p text:style-name="P1"><text:span text:style-name="T1"/></text:p>
      <text:p text:style-name="P1"><text:span text:style-name="T1">If a force pushes sth up a ramp, it does work – so the work it does minus the potential energy gain is kinetic energy gain (in the direction of ramp), so speed can be computed. Ofc friction also does negative work (or reduce force. Either.)(7.4)</text:span></text:p>
      <text:p text:style-name="P1"><text:span text:style-name="T1"/></text:p>
      <text:p text:style-name="P1"><text:span text:style-name="T1">Q7-8: use compression distance = d and take it around with you as you make equations, until you can solve it </text:span></text:p>
      <text:p text:style-name="P1"><text:span text:style-name="T1"/></text:p>
      <text:p text:style-name="P1"><text:span text:style-name="T1">Q8-1 collision MUST CONSERVE MOMENTUM not energy</text:span></text:p>
      <text:p text:style-name="P1"><text:span text:style-name="T1"/></text:p>
      <text:p text:style-name="P1"><text:span text:style-name="T1">P = FT</text:span></text:p>
      <text:p text:style-name="P1"><text:span text:style-name="T1"/></text:p>
      <text:p text:style-name="P1"><text:span text:style-name="T1"/></text:p>
      <text:p text:style-name="P1"><text:span text:style-name="T1">W = τӨ = IαӨ</text:span></text:p>
      <text:p text:style-name="P1"><text:span text:style-name="T1"/></text:p>
      <text:p text:style-name="P1"><text:span text:style-name="T1">F=ma <text:s text:c="2"/>τ= Iα</text:span></text:p>
      <text:p text:style-name="P1"><text:span text:style-name="T1">p=mv <text:s text:c="2"/>L=Iw</text:span></text:p>
      <text:p text:style-name="P1"><text:span text:style-name="T1">W=Fd = τӨ = Ke-Ke</text:span></text:p>
      <text:p text:style-name="P1"><text:span text:style-name="T1">K= ½mv^2 = ½ Iw^2</text:span></text:p>
      <text:p text:style-name="P1"><text:span text:style-name="T1">Power = Fv = τw = w/t</text:span></text:p>
      <text:p text:style-name="P1"><text:span text:style-name="T1"/></text:p>
      <text:p text:style-name="P1"><text:span text:style-name="T1">Rolling energy w/o slipping ONLY DEPENDENT ON V AND M =&gt; Iw^2 = ½ mr^2 * v^2/r^2 = 1/2mv^2</text:span></text:p>
      <text:p text:style-name="P1"><text:span text:style-name="T1">And in consv. Of energy, M CANCELS OUT SO ONLY V </text:span></text:p>
      <text:p text:style-name="P1"><text:span text:style-name="T1"/></text:p>
      <text:p text:style-name="P1"><text:span text:style-name="T1">Rolling object w/o slipping STILL HAS LINEAR KE EQUAL TO ½ mv^2 IN ADDIITON TO ½ IW^2</text:span></text:p>
      <text:p text:style-name="P1"><text:span text:style-name="T1"/></text:p>
      <text:p text:style-name="P1"><text:span text:style-name="T1">WHEN HAS TORQUE DO TORQUE BALANCING FIRST</text:span></text:p>
      <text:p text:style-name="P1"><text:span text:style-name="T1"/></text:p>
      <text:p text:style-name="P1"><text:span text:style-name="T1"/></text:p>
      <text:p text:style-name="P1"><text:span text:style-name="T1">V_sphere = 4/3pi r^3</text:span></text:p>
      <text:p text:style-name="P1"><text:span text:style-name="T1"/></text:p>
      <text:p text:style-name="P1"><text:span text:style-name="T1">Surface speed due to earth rotation 28.5 degrees N of equator: </text:span></text:p>
      <text:p text:style-name="P1"><text:span text:style-name="T1"><text:s/>v = 2pi Rcos(28.5)/T</text:span></text:p>
      <text:p text:style-name="P1"><text:span text:style-name="T1"/></text:p>
      <text:p text:style-name="P1"><text:span text:style-name="T1"/></text:p>
      <text:p text:style-name="P1"><text:span text:style-name="T1">BECAUSE TOTAL TORQUE IS ZERO, SYSTEM IS STABLE AND SAME AT ANY ANGLE</text:span></text:p>
      <text:p text:style-name="P1"><text:span text:style-name="T1"/></text:p>
      <text:p text:style-name="P1"><text:span text:style-name="T1">LEVER ARM MUST BE PERP TO THE FORCE!!!! AND IT CAN BE OUTSIDE THE OBJ COMPLETELY IF NECESSARY</text:span></text:p>
      <text:p text:style-name="P1"><text:span text:style-name="T1">-----------------------------------------------------------------</text:span></text:p>
      <text:p text:style-name="P1"><text:span text:style-name="T1">Work IS energy, must include when using consv of energy</text:span></text:p>
      <text:p text:style-name="P1"><text:span text:style-name="T1"/></text:p>
      <text:p text:style-name="P1"><text:span text:style-name="T1">Height change IS change in gravitational energy</text:span></text:p>
      <text:p text:style-name="P1"><text:span text:style-name="T1"/></text:p>
      <text:p text:style-name="P1"><text:span text:style-name="T1">Draw SEPERATE FBD for everything. Tension provides downwards force, NOT weight of hanging obj not included in the FBD</text:span></text:p>
      <text:p text:style-name="P1"><text:span text:style-name="T1"/></text:p>
      <text:p text:style-name="P1"><text:span text:style-name="T1">For spinning strng questions, TENSION PROVIDES THE TORQUE</text:span></text:p>
      <text:p text:style-name="P1"><text:span text:style-name="T1"/></text:p>
      <text:p text:style-name="P1"><text:span text:style-name="T1">for rolling down/up question w/o slipping, GRAVITY provides LINEAR ACCELERTION and FRICTION provides TORQUE as well as OPPOSING FORCE TO LINEAR</text:span></text:p>
      <text:p text:style-name="P1"><text:soft-page-break/><text:span text:style-name="T1"/></text:p>
      <text:p text:style-name="P1"><text:span text:style-name="T1">Change in KE IS WORK. Energy that disappears... is work done</text:span></text:p>
      <text:p text:style-name="P1"><text:span text:style-name="T1"/></text:p>
      <text:p text:style-name="P1"><text:span text:style-name="T1">Spinning caused by friction's torque consumes potential energy. Sliding w/no friction means faster.</text:span></text:p>
      <text:p text:style-name="P1"><text:span text:style-name="T1"/></text:p>
      <text:p text:style-name="P1"><text:span text:style-name="T1">For linear momentum consv, potential energy changed based on gravity-center of mas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1"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302in" fo:margin-bottom="0.302in" fo:margin-left="0.2917in" fo:margin-right="0.2811in" style:writing-mode="lr-tb" style:footnote-max-height="0in">
        <style:columns fo:column-count="2">
          <style:column style:rel-width="4986*" fo:start-indent="0in" fo:end-indent="0in"/>
          <style:column style:rel-width="4986*"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uyu Zhou</meta:initial-creator>
    <meta:creation-date>2015-03-17T20:35:07.42</meta:creation-date>
    <meta:printed-by>Guyu Zhou</meta:printed-by>
    <meta:print-date>2015-03-18T11:16:58.63</meta:print-date>
    <meta:document-statistic meta:table-count="0" meta:image-count="0" meta:object-count="0" meta:page-count="3" meta:paragraph-count="126" meta:word-count="1033" meta:character-count="5769"/>
    <dc:date>2015-03-18T17:37:45.84</dc:date>
    <dc:creator>Guyu Zhou</dc:creator>
    <meta:editing-duration>PT3H4M31S</meta:editing-duration>
    <meta:editing-cycles>1</meta:editing-cycles>
    <meta:generator>OpenOffice/4.1.1$Win32 OpenOffice.org_project/411m6$Build-9775</meta:generator>
  </office:meta>
</office:document-meta>
</file>